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 fo:font-style="italic" style:font-style-asian="italic" style:font-style-complex="itali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y Hatfield - cxh124730</text:p>
      <text:p text:style-name="Standard">Professor Nhut Nguyen</text:p>
      <text:p text:style-name="Standard">CS-3340.501</text:p>
      <text:p text:style-name="Standard">26 September 2017</text:p>
      <text:p text:style-name="Standard"/>
      <text:p text:style-name="P1">Homework #3 Questions</text:p>
      <text:p text:style-name="P1"/>
      <text:p text:style-name="P2"><text:span text:style-name="T6">2.14:</text:span><text:span text:style-name="T7"> </text:span></text:p>
      <text:p text:style-name="P3"/>
      <text:p text:style-name="P13"><text:span text:style-name="T3">Question:</text:span><text:span text:style-name="T2"> </text:span><text:span text:style-name="T9"><text:s/></text:span><text:bookmark text:name="O9130"/><text:span text:style-name="T11">Provide the type and assembly language instruction for the following binary value: 0000 0010 0001 0000 1000 0000 0010 0000</text:span><text:span text:style-name="T12">2</text:span></text:p>
      <text:p text:style-name="P5"/>
      <text:p text:style-name="P4"><text:span text:style-name="T10">Answer:</text:span><text:span text:style-name="T8"> </text:span></text:p>
      <text:p text:style-name="P6">This instruction is of type R, it is the the “shift left logical” operation (sll), and the instruction in assembly is:</text:p>
      <text:p text:style-name="P6">sll $s0, $s0, 16</text:p>
      <text:p text:style-name="P6"/>
      <text:p text:style-name="P10">2.17:</text:p>
      <text:p text:style-name="P7"/>
      <text:p text:style-name="P13"><text:span text:style-name="T4">Question: </text:span><text:bookmark text:name="O9145"/><text:span text:style-name="T11">Provide the type, assembly language instruction, and binary representation of instruction described by the following MIPS fields:<text:line-break/></text:span><text:bookmark text:name="P9225"/><text:span text:style-name="T11">op=0x23, rs=1, rt=2, const=0x4</text:span></text:p>
      <text:p text:style-name="P8"/>
      <text:p text:style-name="P12">Answer:<text:span text:style-name="T5"> This is type I, it is the “load word” opercation (lw), and the binary representation is:</text:span></text:p>
      <text:p text:style-name="P12"><text:span text:style-name="T5">0101 1100 0100 1000 0000 0000 0000 0100</text:span></text:p>
      <text:p text:style-name="P9"/>
      <text:p text:style-name="P11">2.23:</text:p>
      <text:p text:style-name="P13"><text:span text:style-name="T4">Question:</text:span><text:span text:style-name="T1"> </text:span><text:bookmark text:name="O9205"/><text:span text:style-name="T11">Assume $t0 holds the value 0x00101000. What is the value of $t2 after the following instructions?</text:span><text:bookmark text:name="LI9610"/></text:p>
      <text:section text:style-name="Sect1" text:name="S0555">
        <text:p text:style-name="Text_20_body"><text:bookmark text:name="U9790"/><text:bookmark text:name="P9335"/>slt $t2, $0, $t0 <text:s text:c="17"/></text:p>
        <text:p text:style-name="Text_20_body"><text:bookmark text:name="U9795"/><text:bookmark text:name="P9340"/>bne $t2, $0, ELSE <text:s text:c="10"/></text:p>
        <text:p text:style-name="Text_20_body"><text:bookmark text:name="U9800"/><text:bookmark text:name="P9345"/>j DONE</text:p>
        <text:p text:style-name="Text_20_body"><text:bookmark text:name="U9805"/><text:bookmark text:name="P9350"/>ELSE: addi $t2, $t2, 2</text:p>
        <text:p text:style-name="Text_20_body"><text:bookmark text:name="U9810"/><text:bookmark text:name="P9355"/>DONE:</text:p>
      </text:section>
      <text:p text:style-name="P12">Answer:<text:span text:style-name="T5"> $t2 holds the value 3</text:span></text:p>
      <text:p text:style-name="P9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1:05:47.30</meta:creation-date>
    <dc:date>2017-09-26T20:02:01.54</dc:date>
    <meta:editing-duration>PT7H32M54S</meta:editing-duration>
    <meta:editing-cycles>23</meta:editing-cycles>
    <meta:generator>OpenOffice.org/3.4.1$Win32 OpenOffice.org_project/341m1$Build-9593</meta:generator>
    <meta:document-statistic meta:table-count="0" meta:image-count="0" meta:object-count="0" meta:page-count="1" meta:paragraph-count="23" meta:word-count="151" meta:character-count="924"/>
  </office:meta>
</office:document-meta>
</file>